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shadow">
      <style:graphic-properties draw:textarea-horizontal-align="left" draw:textarea-vertical-align="top" draw:auto-grow-height="false"/>
    </style:style>
    <style:style style:name="gr2" style:family="graphic" style:parent-style-name="objectwithshadow">
      <style:graphic-properties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marker-end="Symmetric_20_Arrow" draw:fill="none" draw:fill-color="#ffffff" fo:min-height="0.381cm"/>
    </style:style>
    <style:style style:name="gr5" style:family="graphic" style:parent-style-name="objectwithoutfill">
      <style:graphic-properties draw:stroke="solid" draw:stroke-dash="Ultrafine_20_Dashed" draw:marker-end="Arrow" draw:marker-end-width="0.3cm" draw:fill="none" draw:textarea-vertical-align="middle"/>
    </style:style>
    <style:style style:name="gr6" style:family="graphic" style:parent-style-name="standard">
      <style:graphic-properties draw:marker-end="Symmetric_20_Arrow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marker-end="Symmetric_20_Arrow" draw:fill="none" draw:fill-color="#ffffff" fo:min-height="1.782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stroke="dash" draw:stroke-dash="Ultrafine_20_Dashed" draw:marker-end="Triangle_20_unfilled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762cm"/>
    </style:style>
    <style:style style:name="gr12" style:family="graphic" style:parent-style-name="standard">
      <style:graphic-properties draw:stroke="none" svg:stroke-color="#000000" draw:fill="none" draw:fill-color="#ffffff" fo:min-height="4.703cm"/>
    </style:style>
    <style:style style:name="gr13" style:family="graphic" style:parent-style-name="standard">
      <style:graphic-properties draw:textarea-vertical-align="middle" draw:auto-grow-height="false"/>
    </style:style>
    <style:style style:name="gr14" style:family="graphic" style:parent-style-name="standard">
      <style:graphic-properties draw:stroke="none" svg:stroke-color="#000000" draw:marker-end="Symmetric_20_Arrow" draw:fill="none" draw:fill-color="#ffffff" fo:min-height="0.889cm"/>
    </style:style>
    <style:style style:name="gr15" style:family="graphic" style:parent-style-name="standard">
      <style:graphic-properties draw:marker-end="Symmetric_20_Arrow" draw:textarea-horizontal-align="left" draw:textarea-vertical-align="top" draw:auto-grow-height="false"/>
    </style:style>
    <style:style style:name="gr16" style:family="graphic" style:parent-style-name="standard">
      <style:graphic-properties draw:stroke="none" svg:stroke-color="#000000" draw:marker-end="Symmetric_20_Arrow" draw:fill="none" draw:fill-color="#ffffff" fo:min-height="1.273cm"/>
    </style:style>
    <style:style style:name="gr17" style:family="graphic" style:parent-style-name="standard">
      <style:graphic-properties draw:stroke="none" svg:stroke-color="#000000" draw:fill="none" draw:fill-color="#ffffff" fo:min-height="0.635cm"/>
    </style:style>
    <style:style style:name="gr18" style:family="graphic" style:parent-style-name="standard">
      <style:graphic-properties draw:stroke="none" svg:stroke-color="#000000" draw:fill="none" draw:fill-color="#ffffff" fo:min-height="0.766cm"/>
    </style:style>
    <style:style style:name="gr19" style:family="graphic" style:parent-style-name="standard">
      <style:graphic-properties draw:textarea-horizontal-align="left" draw:textarea-vertical-align="top" draw:auto-grow-height="false"/>
    </style:style>
    <style:style style:name="gr20" style:family="graphic" style:parent-style-name="standard">
      <style:graphic-properties draw:stroke="none" svg:stroke-color="#000000" draw:marker-end="Symmetric_20_Arrow" draw:fill="none" draw:fill-color="#ffffff" fo:min-height="0.127cm"/>
    </style:style>
    <style:style style:name="gr21" style:family="graphic" style:parent-style-name="standard">
      <style:graphic-properties draw:stroke="none" svg:stroke-color="#000000" draw:fill="none" draw:fill-color="#ffffff" fo:min-height="2.5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text-align="start"/>
      <style:text-properties fo:font-size="14pt" fo:text-shadow="none" fo:font-weight="bold" style:font-size-asian="14pt" style:font-weight-asian="bold" style:font-size-complex="14pt" style:font-weight-complex="bold"/>
    </style:style>
    <style:style style:name="P9" style:family="paragraph">
      <style:text-properties fo:font-size="26pt" fo:font-weight="bold" style:font-size-asian="26pt" style:font-weight-asian="bold" style:font-size-complex="26pt" style:font-weight-complex="bold"/>
    </style:style>
    <style:style style:name="P10" style:family="paragraph"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style:text-properties fo:font-size="9pt" style:font-size-asian="9pt" style:font-size-complex="9pt"/>
    </style:style>
    <style:style style:name="P12" style:family="paragraph">
      <style:text-properties fo:font-weight="bold" style:font-weight-asian="bold" style:font-weight-complex="bold"/>
    </style:style>
    <style:style style:name="T1" style:family="text">
      <style:text-properties fo:font-size="14pt" fo:text-shadow="none" fo:font-weight="bold" style:font-size-asian="14pt" style:font-weight-asian="bold" style:font-size-complex="14pt" style:font-weight-complex="bold"/>
    </style:style>
    <style:style style:name="T2" style:family="text">
      <style:text-properties fo:font-size="10pt" fo:text-shadow="none" fo:font-weight="normal" style:font-size-asian="10pt" style:font-weight-asian="normal" style:font-size-complex="10pt" style:font-weight-complex="normal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034cm" svg:height="12.311cm" svg:x="1.889cm" svg:y="10.523cm">
          <text:p text:style-name="P1"><text:span text:style-name="T1">GIS Query Node</text:span></text:p>
          <text:p text:style-name="P1"><text:span text:style-name="T2">(EZQ::Processor)</text:span></text:p>
          <draw:enhanced-geometry svg:viewBox="0 0 21600 21600" draw:path-stretchpoint-x="10800" draw:path-stretchpoint-y="10800" draw:text-areas="?f3 ?f4 ?f5 ?f6" draw:type="round-rectangle" draw:modifiers="767.591724933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7.493cm" svg:height="1.27cm" svg:x="7.115cm" svg:y="13.162cm">
          <text:p text:style-name="P3">Subdivide region into grid with a job to handle each square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7.239cm" svg:height="0.889cm" svg:x="7.242cm" svg:y="15.148cm">
          <text:p text:style-name="P3">Assign a unique ID to each job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7.493cm" svg:height="1.07cm" svg:x="7.116cm" svg:y="16.953cm">
          <text:p text:style-name="P3">Send message with job IDs to Report Gen Queue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7.239cm" svg:height="1.039cm" svg:x="7.235cm" svg:y="20.629cm">
          <text:p text:style-name="P3">Send each job K times to Job Queue</text:p>
          <text:p text:style-name="P3"><text:span text:style-name="T3">(Job includes name of result queue to use)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.842cm" svg:y1="12.498cm" svg:x2="10.861cm" svg:y2="13.162cm" draw:start-shape="id1" draw:start-glue-point="6" draw:end-shape="id2" svg:d="m10842 12498 19 664">
          <text:p/>
        </draw:connector>
        <draw:connector draw:style-name="gr3" draw:text-style-name="P3" draw:layer="layout" draw:type="line" svg:x1="10.861cm" svg:y1="14.432cm" svg:x2="10.861cm" svg:y2="15.148cm" draw:start-shape="id2" draw:start-glue-point="2" draw:end-shape="id3" draw:end-glue-point="0" svg:d="m10861 14432v716">
          <text:p/>
        </draw:connector>
        <draw:frame draw:style-name="gr4" draw:text-style-name="P4" draw:layer="controls" svg:width="13.178cm" svg:height="0.878cm" svg:x="5.102cm" svg:y="1.154cm">
          <draw:text-box>
            <text:p><text:span text:style-name="T4">Modified workflow #1 for 6k worker case</text:span></text:p>
          </draw:text-box>
        </draw:frame>
        <draw:connector draw:style-name="gr5" draw:text-style-name="P3" draw:layer="controls" draw:line-skew="0.531cm" svg:x1="10.854cm" svg:y1="21.668cm" svg:x2="5.953cm" svg:y2="23.666cm" draw:start-shape="id4" draw:start-glue-point="2" draw:end-shape="id5" draw:end-glue-point="4" svg:d="m10854 21668v1530h-4901v468">
          <text:p/>
        </draw:connector>
        <draw:connector draw:style-name="gr3" draw:text-style-name="P3" draw:layer="layout" draw:type="line" svg:x1="10.861cm" svg:y1="16.037cm" svg:x2="10.862cm" svg:y2="16.953cm" draw:start-shape="id3" draw:start-glue-point="2" draw:end-shape="id6" draw:end-glue-point="0" svg:d="m10861 16037 1 916">
          <text:p/>
        </draw:connector>
        <draw:custom-shape draw:style-name="gr6" draw:text-style-name="P3" xml:id="id12" draw:id="id12" draw:layer="layout" svg:width="7.239cm" svg:height="1.397cm" svg:x="7.209cm" svg:y="6.294cm">
          <text:p text:style-name="P3">Task is generated and placed into Task Queu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3" xml:id="id1" draw:id="id1" draw:layer="layout" svg:width="7.62cm" svg:height="1.065cm" svg:x="7.032cm" svg:y="11.433cm">
          <text:p text:style-name="P3">Get task from Task Queue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5" draw:layer="layout" svg:width="18.034cm" svg:height="2.147cm" svg:x="1.762cm" svg:y="2.216cm">
          <draw:text-box>
            <text:p><text:span text:style-name="T5">This workflow replaces direct network connections with queues, and uses processes wrapped inside an EZQ::Processor to handle queued messages. The queuing provides task/job/etc. persistence in the case of node failures, as well as allowing easy scaling via running multiple instances of GIS Query Node and Report Handlers.</text:span></text:p>
          </draw:text-box>
        </draw:frame>
        <draw:custom-shape draw:style-name="gr8" draw:text-style-name="P6" xml:id="id7" draw:id="id7" draw:layer="layout" svg:width="1.016cm" svg:height="0.884cm" svg:x="5.461cm" svg:y="25.576cm">
          <text:p text:style-name="P3"><text:span text:style-name="T6">JQ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9" draw:text-style-name="P3" draw:layer="layout" draw:type="line" svg:x1="5.953cm" svg:y1="25.07cm" svg:x2="5.969cm" svg:y2="25.576cm" draw:start-shape="id5" draw:start-glue-point="6" draw:end-shape="id7" draw:end-glue-point="4" svg:d="m5953 25070 16 506">
          <text:p/>
        </draw:connector>
        <draw:connector draw:style-name="gr10" draw:text-style-name="P3" draw:layer="layout" svg:x1="10.833cm" svg:y1="10.014cm" svg:x2="10.842cm" svg:y2="11.433cm" draw:start-shape="id8" draw:start-glue-point="6" draw:end-shape="id1" draw:end-glue-point="4" svg:d="m10833 10014v770h9v649">
          <text:p/>
        </draw:connector>
        <draw:custom-shape draw:style-name="gr2" draw:text-style-name="P3" xml:id="id9" draw:id="id9" draw:layer="layout" svg:width="7.493cm" svg:height="1.07cm" svg:x="7.117cm" svg:y="18.753cm">
          <text:p text:style-name="P3">Create unique result queue based on Task ID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.862cm" svg:y1="18.023cm" svg:x2="10.863cm" svg:y2="18.753cm" draw:start-shape="id6" draw:start-glue-point="2" draw:end-shape="id9" draw:end-glue-point="0" svg:d="m10862 18023 1 730">
          <text:p/>
        </draw:connector>
        <draw:connector draw:style-name="gr3" draw:text-style-name="P3" draw:layer="layout" draw:type="line" svg:x1="10.863cm" svg:y1="19.823cm" svg:x2="10.854cm" svg:y2="20.629cm" draw:start-shape="id9" draw:start-glue-point="2" draw:end-shape="id4" draw:end-glue-point="0" svg:d="m10863 19823-9 806">
          <text:p/>
        </draw:connector>
        <draw:custom-shape draw:style-name="gr8" draw:text-style-name="P6" xml:id="id11" draw:id="id11" draw:layer="layout" svg:width="1.4cm" svg:height="0.884cm" svg:x="15.202cm" svg:y="25.295cm">
          <text:p text:style-name="P3"><text:span text:style-name="T6">RGQ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9" draw:text-style-name="P3" draw:layer="layout" draw:type="line" svg:x1="15.913cm" svg:y1="25.064cm" svg:x2="15.902cm" svg:y2="25.295cm" draw:start-shape="id10" draw:start-glue-point="6" draw:end-shape="id11" draw:end-glue-point="4" svg:d="m15913 25064-11 231">
          <text:p/>
        </draw:connector>
        <draw:connector draw:style-name="gr3" draw:text-style-name="P3" draw:layer="layout" svg:x1="14.609cm" svg:y1="17.488cm" svg:x2="15.913cm" svg:y2="23.66cm" draw:start-shape="id6" draw:start-glue-point="1" draw:end-shape="id10" draw:end-glue-point="4" svg:d="m14609 17488h1304v6172">
          <text:p/>
        </draw:connector>
        <draw:custom-shape draw:style-name="gr8" draw:text-style-name="P7" xml:id="id8" draw:id="id8" draw:layer="layout" svg:width="9.144cm" svg:height="1.524cm" svg:x="6.261cm" svg:y="8.61cm">
          <text:p text:style-name="P3"><text:span text:style-name="T7">Task Queu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3" draw:text-style-name="P3" draw:layer="layout" draw:type="line" svg:x1="10.829cm" svg:y1="7.691cm" svg:x2="10.833cm" svg:y2="8.61cm" draw:start-shape="id12" draw:start-glue-point="6" draw:end-shape="id8" draw:end-glue-point="4" svg:d="m10829 7691 4 919">
          <text:p/>
        </draw:connector>
        <draw:custom-shape draw:style-name="gr8" draw:text-style-name="P7" xml:id="id5" draw:id="id5" draw:layer="layout" svg:width="9.144cm" svg:height="1.524cm" svg:x="1.381cm" svg:y="23.666cm">
          <text:p text:style-name="P3"><text:span text:style-name="T7">Job Queu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8" draw:text-style-name="P7" xml:id="id10" draw:id="id10" draw:layer="layout" svg:width="9.144cm" svg:height="1.524cm" svg:x="11.341cm" svg:y="23.66cm">
          <text:p text:style-name="P3"><text:span text:style-name="T7">Report Gen Queu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1" draw:layer="layout" svg:width="17.78cm" svg:height="1.012cm" svg:x="2.27cm" svg:y="4.81cm">
          <draw:text-box>
            <text:p><text:span text:style-name="T8">A</text:span> <text:s text:c="9"/><text:span text:style-name="T8">B</text:span> in the following diagram indicates that B has requested and received data from A.</text:p>
          </draw:text-box>
        </draw:frame>
        <draw:line draw:style-name="gr10" draw:text-style-name="P3" draw:layer="layout" svg:x1="2.83cm" svg:y1="5.139cm" svg:x2="3.719cm" svg:y2="5.139cm">
          <text:p/>
        </draw:line>
        <draw:frame draw:style-name="gr12" draw:layer="layout" svg:width="4.064cm" svg:height="4.953cm" svg:x="2.524cm" svg:y="12.176cm">
          <draw:text-box>
            <text:p>This workflow can accommodate multiple GIS Query Nodes. Task-to-Node mapping is 1:1 in the sense that a single task is <text:span text:style-name="T6">not</text:span> split up into smaller pieces handled by different Nodes.</text:p>
          </draw:text-box>
        </draw:frame>
      </draw:page>
      <draw:page draw:name="page2" draw:style-name="dp1" draw:master-page-name="Default">
        <draw:custom-shape draw:style-name="gr1" draw:text-style-name="P8" draw:layer="layout" svg:width="8.001cm" svg:height="6.363cm" svg:x="1.635cm" svg:y="10.454cm">
          <text:p text:style-name="P1"><text:span text:style-name="T1">Worker 0 </text:span></text:p>
          <text:p text:style-name="P1"><text:span text:style-name="T2">(EZQ::Processor)</text:span></text:p>
          <draw:enhanced-geometry svg:viewBox="0 0 21600 21600" draw:path-stretchpoint-x="10800" draw:path-stretchpoint-y="10800" draw:text-areas="?f3 ?f4 ?f5 ?f6" draw:type="round-rectangle" draw:modifiers="1568.907295316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xml:id="id14" draw:id="id14" draw:layer="layout" svg:width="3.992cm" svg:height="0.919cm" svg:x="3.713cm" svg:y="13.623cm">
          <text:p text:style-name="P3">Process job</text:p>
          <draw:enhanced-geometry svg:viewBox="0 0 21600 21600" draw:type="rectangle" draw:enhanced-path="M 0 0 L 21600 0 21600 21600 0 21600 0 0 Z N"/>
        </draw:custom-shape>
        <draw:custom-shape draw:style-name="gr13" draw:text-style-name="P3" xml:id="id15" draw:id="id15" draw:layer="layout" svg:width="5.135cm" svg:height="1.089cm" svg:x="3.152cm" svg:y="15.182cm">
          <text:p text:style-name="P3">Send results to specified Results Que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xml:id="id13" draw:id="id13" draw:layer="layout" svg:width="4.064cm" svg:height="1.016cm" svg:x="3.686cm" svg:y="11.978cm">
          <text:p text:style-name="P3">Get job from Job Queu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5.718cm" svg:y1="12.994cm" svg:x2="5.709cm" svg:y2="13.623cm" draw:start-shape="id13" draw:start-glue-point="6" draw:end-shape="id14" draw:end-glue-point="0" svg:d="m5718 12994-9 629">
          <text:p/>
        </draw:connector>
        <draw:connector draw:style-name="gr3" draw:text-style-name="P3" draw:layer="layout" draw:type="line" svg:x1="5.709cm" svg:y1="14.542cm" svg:x2="5.719cm" svg:y2="15.182cm" draw:start-shape="id14" draw:start-glue-point="2" draw:end-shape="id15" draw:end-glue-point="0" svg:d="m5709 14542 10 640">
          <text:p/>
        </draw:connector>
        <draw:custom-shape draw:style-name="gr1" draw:text-style-name="P8" draw:layer="layout" svg:width="8.001cm" svg:height="6.363cm" svg:x="11.836cm" svg:y="10.454cm">
          <text:p text:style-name="P1"><text:span text:style-name="T1">Worker N</text:span></text:p>
          <text:p text:style-name="P1"><text:span text:style-name="T2">(EZQ::Processor)</text:span></text:p>
          <draw:enhanced-geometry svg:viewBox="0 0 21600 21600" draw:path-stretchpoint-x="10800" draw:path-stretchpoint-y="10800" draw:text-areas="?f3 ?f4 ?f5 ?f6" draw:type="round-rectangle" draw:modifiers="1323.004251299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xml:id="id17" draw:id="id17" draw:layer="layout" svg:width="3.992cm" svg:height="0.919cm" svg:x="13.914cm" svg:y="13.623cm">
          <text:p text:style-name="P3">Process job</text:p>
          <draw:enhanced-geometry svg:viewBox="0 0 21600 21600" draw:type="rectangle" draw:enhanced-path="M 0 0 L 21600 0 21600 21600 0 21600 0 0 Z N"/>
        </draw:custom-shape>
        <draw:custom-shape draw:style-name="gr13" draw:text-style-name="P3" xml:id="id18" draw:id="id18" draw:layer="layout" svg:width="5.135cm" svg:height="1.089cm" svg:x="13.353cm" svg:y="15.182cm">
          <text:p text:style-name="P3">Send results to specified Results Queue</text:p>
          <draw:enhanced-geometry svg:viewBox="0 0 21600 21600" draw:type="rectangle" draw:enhanced-path="M 0 0 L 21600 0 21600 21600 0 21600 0 0 Z N"/>
        </draw:custom-shape>
        <draw:custom-shape draw:style-name="gr13" draw:text-style-name="P3" xml:id="id16" draw:id="id16" draw:layer="layout" svg:width="4.064cm" svg:height="1.016cm" svg:x="13.887cm" svg:y="11.978cm">
          <text:p text:style-name="P3">Get job from Job Queu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15.919cm" svg:y1="12.994cm" svg:x2="15.91cm" svg:y2="13.623cm" draw:start-shape="id16" draw:start-glue-point="6" draw:end-shape="id17" draw:end-glue-point="0" svg:d="m15919 12994-9 629">
          <text:p/>
        </draw:connector>
        <draw:connector draw:style-name="gr3" draw:text-style-name="P3" draw:layer="layout" draw:type="line" svg:x1="15.91cm" svg:y1="14.542cm" svg:x2="15.92cm" svg:y2="15.182cm" draw:start-shape="id17" draw:start-glue-point="2" draw:end-shape="id18" draw:end-glue-point="0" svg:d="m15910 14542 10 640">
          <text:p/>
        </draw:connector>
        <draw:frame draw:style-name="gr14" draw:text-style-name="P9" draw:layer="layout" svg:width="1.27cm" svg:height="1.276cm" svg:x="9.939cm" svg:y="12.621cm">
          <draw:text-box>
            <text:p><text:span text:style-name="T9">...</text:span></text:p>
          </draw:text-box>
        </draw:frame>
        <draw:g>
          <draw:custom-shape draw:style-name="gr15" draw:text-style-name="P10" draw:layer="layout" svg:width="18.034cm" svg:height="4.831cm" svg:x="1.889cm" svg:y="1.376cm">
            <text:p text:style-name="P1"><text:span text:style-name="T7">Worker Manager </text:span></text:p>
            <text:p text:style-name="P1"><text:span text:style-name="T10">(Singleton Instance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xml:id="id20" draw:id="id20" draw:layer="layout" svg:width="9.779cm" svg:height="1.064cm" svg:x="6.588cm" svg:y="2.778cm">
            <text:p text:style-name="P3">Inspect Job Queue size and start up workers as needed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6" draw:text-style-name="P11" draw:layer="layout" svg:width="17.272cm" svg:height="1.523cm" svg:x="2.27cm" svg:y="4.383cm">
            <draw:text-box>
              <text:p><text:span text:style-name="T11">This would request the approx. queue size every 60 (?) seconds, and start up an appropriate number of workers. This behavior could be accomplished without a dedicated Worker Manager node by using AutoScale on the Job Queue, but more complicated logic and tracking is possible with a dedicated node.</text:span></text:p>
            </draw:text-box>
          </draw:frame>
        </draw:g>
        <draw:custom-shape draw:style-name="gr8" draw:text-style-name="P6" xml:id="id19" draw:id="id19" draw:layer="layout" svg:width="1.397cm" svg:height="1.397cm" svg:x="10.217cm" svg:y="7.281cm">
          <text:p text:style-name="P3"><text:span text:style-name="T6">JQ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0" draw:text-style-name="P3" draw:layer="layout" draw:line-skew="-4.553cm" svg:x1="10.217cm" svg:y1="7.98cm" svg:x2="6.588cm" svg:y2="3.31cm" draw:start-shape="id19" draw:start-glue-point="6" draw:end-shape="id20" draw:end-glue-point="5" svg:d="m10217 7980h-8709v-4670h5080">
          <text:p/>
        </draw:connector>
        <draw:connector draw:style-name="gr10" draw:text-style-name="P3" draw:layer="layout" draw:type="curve" svg:x1="10.916cm" svg:y1="8.678cm" svg:x2="5.718cm" svg:y2="11.978cm" draw:start-shape="id19" draw:start-glue-point="8" draw:end-shape="id13" draw:end-glue-point="4" svg:d="m10916 8678c0 2475-5198 825-5198 3300">
          <text:p/>
        </draw:connector>
        <draw:connector draw:style-name="gr10" draw:text-style-name="P3" draw:layer="layout" draw:type="curve" svg:x1="10.916cm" svg:y1="8.678cm" svg:x2="15.919cm" svg:y2="11.978cm" draw:start-shape="id19" draw:start-glue-point="8" draw:end-shape="id16" svg:d="m10916 8678c0 2475 5003 825 5003 3300">
          <text:p/>
        </draw:connector>
        <draw:connector draw:style-name="gr3" draw:text-style-name="P3" draw:layer="layout" draw:type="curve" svg:x1="5.719cm" svg:y1="16.271cm" svg:x2="5.318cm" svg:y2="21.955cm" draw:start-shape="id15" draw:start-glue-point="2" draw:end-shape="id21" svg:d="m5719 16271c0 4263-401 1421-401 5684">
          <text:p/>
        </draw:connector>
        <draw:connector draw:style-name="gr3" draw:text-style-name="P3" draw:layer="layout" draw:type="curve" draw:line-skew="-0.714cm" svg:x1="15.92cm" svg:y1="16.271cm" svg:x2="5.318cm" svg:y2="21.955cm" draw:start-shape="id18" draw:start-glue-point="2" draw:end-shape="id21" svg:d="m15920 16271c0 3192-10602 350-10602 5684">
          <text:p/>
        </draw:connector>
        <draw:frame draw:style-name="gr17" draw:text-style-name="P9" draw:layer="layout" svg:width="1.905cm" svg:height="1.276cm" svg:x="9.936cm" svg:y="21.772cm">
          <draw:text-box>
            <text:p><text:span text:style-name="T9">...</text:span></text:p>
          </draw:text-box>
        </draw:frame>
        <draw:frame draw:style-name="gr11" draw:layer="layout" svg:width="11.557cm" svg:height="1.827cm" svg:x="7.958cm" svg:y="19.005cm">
          <draw:text-box>
            <text:p>The results coming out of each worker which is working on the same Task will go to the same Results Queue. Job results for a different Task will go to a different Results Queue. This allows for multiple Tasks to be processed simultaneously, and for multiple Report Handlers to operate.</text:p>
          </draw:text-box>
        </draw:frame>
        <draw:custom-shape draw:style-name="gr8" draw:text-style-name="P6" xml:id="id22" draw:id="id22" draw:layer="layout" svg:width="1.397cm" svg:height="1.143cm" svg:x="4.627cm" svg:y="24.763cm">
          <text:p text:style-name="P3"><text:span text:style-name="T6">RQA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9" draw:text-style-name="P3" draw:layer="layout" draw:type="line" svg:x1="5.318cm" svg:y1="23.359cm" svg:x2="5.326cm" svg:y2="24.763cm" draw:start-shape="id21" draw:start-glue-point="6" draw:end-shape="id22" draw:end-glue-point="4" svg:d="m5318 23359 8 1404">
          <text:p/>
        </draw:connector>
        <draw:custom-shape draw:style-name="gr8" draw:text-style-name="P7" xml:id="id21" draw:id="id21" draw:layer="layout" svg:width="7.62cm" svg:height="1.524cm" svg:x="1.508cm" svg:y="21.955cm">
          <text:p text:style-name="P3"><text:span text:style-name="T7">Results Queue A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8" draw:text-style-name="P7" draw:layer="layout" svg:width="7.62cm" svg:height="1.524cm" svg:x="12.008cm" svg:y="21.955cm">
          <text:p text:style-name="P3"><text:span text:style-name="T7">Results Queue ZZZZZ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8" draw:layer="layout" svg:width="7.366cm" svg:height="1.039cm" svg:x="11.795cm" svg:y="8.62cm">
          <draw:text-box>
            <text:p>Worker Nodes will run in batches of 44 nodes on a single EC2 instance.</text:p>
          </draw:text-box>
        </draw:frame>
      </draw:page>
      <draw:page draw:name="page3" draw:style-name="dp1" draw:master-page-name="Default">
        <draw:custom-shape draw:style-name="gr19" draw:text-style-name="P10" draw:layer="layout" svg:width="18.034cm" svg:height="17.907cm" svg:x="1.762cm" svg:y="4.175cm">
          <text:p text:style-name="P1"><text:span text:style-name="T7">Report Handler</text:span></text:p>
          <text:p text:style-name="P1"><text:span text:style-name="T10">(EZQ::Processor)</text:span></text:p>
          <draw:enhanced-geometry svg:viewBox="0 0 21600 21600" draw:path-stretchpoint-x="10800" draw:path-stretchpoint-y="10800" draw:text-areas="?f3 ?f4 ?f5 ?f6" draw:type="round-rectangle" draw:modifiers="971.3113390629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3" draw:id="id23" draw:layer="layout" svg:width="9.906cm" svg:height="0.937cm" svg:x="6.408cm" svg:y="8.415cm">
          <text:p text:style-name="P3">Get job results from specified Results Queue</text:p>
          <draw:enhanced-geometry svg:viewBox="0 0 21600 21600" draw:type="rectangle" draw:enhanced-path="M 0 0 L 21600 0 21600 21600 0 21600 0 0 Z N"/>
        </draw:custom-shape>
        <draw:custom-shape draw:style-name="gr2" draw:text-style-name="P3" xml:id="id24" draw:id="id24" draw:layer="layout" svg:width="4.069cm" svg:height="2.103cm" svg:x="9.31cm" svg:y="10.529cm">
          <text:p text:style-name="P3">Have seen job results befor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25" draw:id="id25" draw:layer="layout" svg:width="4.953cm" svg:height="0.806cm" svg:x="8.839cm" svg:y="13.923cm">
          <text:p text:style-name="P3">Process Job Results</text:p>
          <draw:enhanced-geometry svg:viewBox="0 0 21600 21600" draw:type="rectangle" draw:enhanced-path="M 0 0 L 21600 0 21600 21600 0 21600 0 0 Z N"/>
        </draw:custom-shape>
        <draw:custom-shape draw:style-name="gr2" draw:text-style-name="P3" xml:id="id31" draw:id="id31" draw:layer="layout" svg:width="10.033cm" svg:height="0.843cm" svg:x="6.334cm" svg:y="6.753cm">
          <text:p text:style-name="P3">Create data structure to keep track of jobs for a report</text:p>
          <draw:enhanced-geometry svg:viewBox="0 0 21600 21600" draw:type="rectangle" draw:enhanced-path="M 0 0 L 21600 0 21600 21600 0 21600 0 0 Z N"/>
        </draw:custom-shape>
        <draw:custom-shape draw:style-name="gr2" draw:text-style-name="P3" xml:id="id26" draw:id="id26" draw:layer="layout" svg:width="3.405cm" svg:height="0.901cm" svg:x="14.878cm" svg:y="11.122cm">
          <text:p text:style-name="P3">Discard job results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1.361cm" svg:y1="9.352cm" svg:x2="11.344cm" svg:y2="10.529cm" draw:start-shape="id23" draw:start-glue-point="2" draw:end-shape="id24" draw:end-glue-point="4" svg:d="m11361 9352-17 1177">
          <text:p/>
        </draw:connector>
        <draw:connector draw:style-name="gr3" draw:text-style-name="P3" draw:layer="layout" draw:type="line" svg:x1="11.344cm" svg:y1="12.632cm" svg:x2="11.315cm" svg:y2="13.923cm" draw:start-shape="id24" draw:start-glue-point="6" draw:end-shape="id25" draw:end-glue-point="0" svg:d="m11344 12632-29 1291">
          <text:p/>
        </draw:connector>
        <draw:connector draw:style-name="gr3" draw:text-style-name="P3" draw:layer="layout" draw:type="line" svg:x1="13.379cm" svg:y1="11.581cm" svg:x2="14.878cm" svg:y2="11.572cm" draw:start-shape="id24" draw:start-glue-point="7" draw:end-shape="id26" draw:end-glue-point="3" svg:d="m13379 11581 1499-9">
          <text:p/>
        </draw:connector>
        <draw:custom-shape draw:style-name="gr2" draw:text-style-name="P3" xml:id="id27" draw:id="id27" draw:layer="layout" svg:width="4.064cm" svg:height="1.905cm" svg:x="9.286cm" svg:y="16.353cm">
          <text:p text:style-name="P3">Have we received all jobs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3" xml:id="id28" draw:id="id28" draw:layer="layout" svg:width="4.191cm" svg:height="1.508cm" svg:x="9.204cm" svg:y="19.685cm">
          <text:p text:style-name="P3">Finish Repo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layout" draw:type="line" svg:x1="11.318cm" svg:y1="18.258cm" svg:x2="11.3cm" svg:y2="19.685cm" draw:start-shape="id27" draw:start-glue-point="6" draw:end-shape="id28" draw:end-glue-point="4" svg:d="m11318 18258-18 1427">
          <text:p/>
        </draw:connector>
        <draw:frame draw:style-name="gr20" draw:text-style-name="P12" draw:layer="layout" svg:width="2.159cm" svg:height="0.645cm" svg:x="11.287cm" svg:y="12.846cm">
          <draw:text-box>
            <text:p><text:span text:style-name="T6">No</text:span></text:p>
          </draw:text-box>
        </draw:frame>
        <draw:frame draw:style-name="gr20" draw:text-style-name="P12" draw:layer="layout" svg:width="1.778cm" svg:height="0.645cm" svg:x="11.414cm" svg:y="18.416cm">
          <draw:text-box>
            <text:p><text:span text:style-name="T6">Yes</text:span></text:p>
          </draw:text-box>
        </draw:frame>
        <draw:frame draw:style-name="gr20" draw:text-style-name="P12" draw:layer="layout" svg:width="1.778cm" svg:height="0.645cm" svg:x="13.192cm" svg:y="10.904cm">
          <draw:text-box>
            <text:p><text:span text:style-name="T6">Yes</text:span></text:p>
          </draw:text-box>
        </draw:frame>
        <draw:frame draw:style-name="gr20" draw:text-style-name="P12" draw:layer="layout" svg:width="2.159cm" svg:height="0.645cm" svg:x="8.477cm" svg:y="16.657cm">
          <draw:text-box>
            <text:p><text:span text:style-name="T6">No</text:span></text:p>
          </draw:text-box>
        </draw:frame>
        <draw:custom-shape draw:style-name="gr8" draw:text-style-name="P3" xml:id="id30" draw:id="id30" draw:layer="layout" svg:width="10.033cm" svg:height="0.889cm" svg:x="6.334cm" svg:y="5.129cm">
          <text:p text:style-name="P3">Get message with Job IDs and name of specific Results Queue from Report Gen Queu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xml:id="id29" draw:id="id29" draw:layer="layout" svg:width="2.159cm" svg:height="2.159cm" svg:x="4.175cm" svg:y="1.162cm">
          <text:p text:style-name="P3"><text:span text:style-name="T6">RGQ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8" draw:text-style-name="P6" xml:id="id32" draw:id="id32" draw:layer="layout" svg:width="2.159cm" svg:height="2.159cm" svg:x="14.976cm" svg:y="1.163cm">
          <text:p text:style-name="P3"><text:span text:style-name="T6">RQA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0" draw:text-style-name="P3" draw:layer="layout" draw:line-skew="-0.631cm" svg:x1="5.255cm" svg:y1="3.321cm" svg:x2="11.351cm" svg:y2="5.129cm" draw:start-shape="id29" draw:start-glue-point="8" draw:end-shape="id30" draw:end-glue-point="4" svg:d="m5255 3321v273h6096v1535">
          <text:p/>
        </draw:connector>
        <draw:connector draw:style-name="gr3" draw:text-style-name="P3" draw:layer="layout" draw:type="line" svg:x1="11.351cm" svg:y1="6.018cm" svg:x2="11.35cm" svg:y2="6.753cm" draw:start-shape="id30" draw:start-glue-point="6" draw:end-shape="id31" draw:end-glue-point="0" svg:d="m11351 6018-1 735">
          <text:p/>
        </draw:connector>
        <draw:connector draw:style-name="gr3" draw:text-style-name="P3" draw:layer="layout" draw:type="line" svg:x1="11.35cm" svg:y1="7.596cm" svg:x2="11.361cm" svg:y2="8.415cm" draw:start-shape="id31" draw:start-glue-point="2" draw:end-shape="id23" draw:end-glue-point="0" svg:d="m11350 7596 11 819">
          <text:p/>
        </draw:connector>
        <draw:connector draw:style-name="gr10" draw:text-style-name="P3" draw:layer="layout" draw:line-skew="-2.074cm 0.924cm" svg:x1="16.056cm" svg:y1="3.322cm" svg:x2="16.314cm" svg:y2="8.883cm" draw:start-shape="id32" draw:start-glue-point="8" draw:end-shape="id23" draw:end-glue-point="1" svg:d="m16056 3322v472h1708v5089h-1450">
          <text:p/>
        </draw:connector>
        <draw:custom-shape draw:style-name="gr8" draw:text-style-name="P3" xml:id="id33" draw:id="id33" draw:layer="layout" svg:width="4.445cm" svg:height="2.286cm" svg:x="2.267cm" svg:y="13.959cm">
          <text:p text:style-name="P3">Has error timeout elaps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draw:type="curve" svg:x1="9.286cm" svg:y1="17.306cm" svg:x2="6.712cm" svg:y2="15.102cm" draw:start-shape="id27" draw:start-glue-point="5" draw:end-shape="id33" draw:end-glue-point="7" svg:d="m9286 17306c-1930 0-644-2204-2574-2204">
          <text:p/>
        </draw:connector>
        <draw:connector draw:style-name="gr3" draw:text-style-name="P3" draw:layer="layout" draw:type="line" svg:x1="11.315cm" svg:y1="14.729cm" svg:x2="11.318cm" svg:y2="16.353cm" draw:start-shape="id25" draw:start-glue-point="2" draw:end-shape="id27" draw:end-glue-point="4" svg:d="m11315 14729 3 1624">
          <text:p/>
        </draw:connector>
        <draw:connector draw:style-name="gr3" draw:text-style-name="P3" draw:layer="layout" draw:type="curve" svg:x1="4.49cm" svg:y1="13.959cm" svg:x2="6.408cm" svg:y2="8.883cm" draw:start-shape="id33" draw:start-glue-point="4" draw:end-shape="id23" draw:end-glue-point="3" svg:d="m4490 13959c0-3384 639-5076 1918-5076">
          <text:p/>
        </draw:connector>
        <draw:frame draw:style-name="gr20" draw:text-style-name="P12" draw:layer="layout" svg:width="2.159cm" svg:height="0.645cm" svg:x="4.478cm" svg:y="13.158cm">
          <draw:text-box>
            <text:p><text:span text:style-name="T6">No</text:span></text:p>
          </draw:text-box>
        </draw:frame>
        <draw:custom-shape draw:style-name="gr8" draw:text-style-name="P3" xml:id="id34" draw:id="id34" draw:layer="layout" svg:width="5.461cm" svg:height="1.586cm" svg:x="2.351cm" svg:y="19.669cm">
          <text:p text:style-name="P3">Post error message to …</text:p>
          <text:p text:style-name="P3">somewhere....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layout" draw:type="curve" svg:x1="4.49cm" svg:y1="16.245cm" svg:x2="5.082cm" svg:y2="19.669cm" draw:start-shape="id33" draw:start-glue-point="6" draw:end-shape="id34" draw:end-glue-point="4" svg:d="m4490 16245c0 2569 592 858 592 3424">
          <text:p/>
        </draw:connector>
        <draw:frame draw:style-name="gr20" draw:text-style-name="P12" draw:layer="layout" svg:width="1.778cm" svg:height="0.645cm" svg:x="4.414cm" svg:y="16.517cm">
          <draw:text-box>
            <text:p><text:span text:style-name="T6">Yes</text:span></text:p>
          </draw:text-box>
        </draw:frame>
        <draw:connector draw:style-name="gr3" draw:text-style-name="P3" draw:layer="layout" draw:type="curve" draw:line-skew="0.784cm" svg:x1="16.58cm" svg:y1="12.023cm" svg:x2="11.318cm" svg:y2="16.353cm" draw:start-shape="id26" draw:start-glue-point="2" draw:end-shape="id27" svg:d="m16580 12023c0 4422-5262 2257-5262 4330">
          <text:p/>
        </draw:connector>
        <draw:frame draw:style-name="gr21" draw:layer="layout" svg:width="4.064cm" svg:height="2.79cm" svg:x="2.143cm" svg:y="6.08cm">
          <draw:text-box>
            <text:p>This workflow supports multiple Report Handlers. Task-to-Node mapping is 1:1, similar to the GIS Query Node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draw:marker draw:name="Triangle_20_unfilled" draw:display-name="Triangle unfilled" svg:viewBox="0 0 3000 3000" svg:d="m1500 0 1500 3000h-3000zm0 447-1176 2353h2353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808080" draw:marker-start-width="0.279cm" draw:marker-start-center="false" draw:marker-end-width="0.27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fo:wrap-option="wrap" draw:shadow="hidden" draw:shadow-offset-x="0cm" draw:shadow-offset-y="0.10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Symmetric_20_Arrow" draw:marker-start-width="0.7cm" draw:marker-start-center="true" draw:marker-end-width="0.3cm"/>
    </style:style>
    <style:style style:name="objectwithshadow" style:family="graphic" style:parent-style-name="standard">
      <style:graphic-properties draw:shadow="hidden" draw:shadow-offset-x="0cm" draw:shadow-offset-y="0.10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family-asian="'Lohit Hindi'" style:font-pitch-asian="variable" style:font-size-asian="10pt" style:language-asian="hi" style:country-asian="IN"/>
    </style:style>
    <style:style style:name="Heading_20_1" style:display-name="Heading 1" style:family="graphic">
      <style:paragraph-properties fo:margin-top="0.746cm" fo:margin-bottom="0.374cm" fo:text-align="center" style:text-autospace="none"/>
      <style:text-properties fo:font-family="'Liberation Sans', Arial" style:font-family-generic="swiss" style:font-pitch="variable" fo:font-size="16pt" fo:font-weight="bold" style:font-family-asian="'Lohit Hind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fo:text-align="start" style:text-autospace="none"/>
      <style:text-properties fo:font-family="'Liberation Sans', Arial" style:font-family-generic="swiss" style:font-pitch="variable" fo:font-size="14pt" fo:font-style="italic" fo:font-weight="bold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/>
    </style:style>
    <style:style style:name="Preformatted" style:family="graphic">
      <style:paragraph-properties style:text-autospace="none"/>
      <style:text-properties fo:font-family="'Liberation Mono', 'Courier New'" style:font-family-generic="modern" style:font-pitch="fixed" fo:font-size="9pt"/>
    </style:style>
    <style:style style:name="Index" style:family="graphic">
      <style:paragraph-properties style:text-autospace="none"/>
      <style:text-properties style:font-family-asian="'Lohit Hindi'" style:font-size-asian="10pt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 style:font-size-asian="10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nn </meta:initial-creator>
    <meta:creation-date>2014-01-10T14:44:08</meta:creation-date>
    <dc:date>2014-01-25T14:00:06</dc:date>
    <dc:creator>penn </dc:creator>
    <meta:editing-duration>PT10H39M44S</meta:editing-duration>
    <meta:editing-cycles>106</meta:editing-cycles>
    <meta:generator>LibreOffice/3.6$Linux_X86_64 LibreOffice_project/360m1$Build-2</meta:generator>
    <meta:document-statistic meta:object-count="92"/>
  </office:meta>
</office:document-meta>
</file>